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2184000014CECFF062A2.svm"/>
  <manifest:file-entry manifest:media-type="" manifest:full-path="Pictures/2000000600005AE2000022AF7103F6EA.svm"/>
  <manifest:file-entry manifest:media-type="" manifest:full-path="Pictures/2000000600004A5B000039B247C5CDD0.svm"/>
  <manifest:file-entry manifest:media-type="" manifest:full-path="Pictures/2000000600004A020000397C6A5EB45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fo:min-height="2cm"/>
    </style:style>
    <style:style style:name="pr2" style:family="presentation" style:parent-style-name="Domyślnie-title">
      <style:graphic-properties fo:min-height="3.256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outline1">
      <style:graphic-properties fo:min-height="13.609cm"/>
    </style:style>
    <style:style style:name="pr5" style:family="presentation" style:parent-style-name="Domyślnie-title">
      <style:graphic-properties draw:auto-grow-height="true" fo:min-height="3.507cm"/>
    </style:style>
    <style:style style:name="pr6" style:family="presentation" style:parent-style-name="Domyślnie-subtitle">
      <style:graphic-properties draw:fill-color="#ffffff" fo:min-height="13.609cm"/>
    </style:style>
    <style:style style:name="pr7" style:family="presentation" style:parent-style-name="Domyślnie-notes">
      <style:graphic-properties draw:fill-color="#ffffff" fo:min-height="13.114cm"/>
    </style:style>
    <style:style style:name="pr8" style:family="presentation" style:parent-style-name="Domyślnie-subtitle">
      <style:graphic-properties draw:fill-color="#ffffff" draw:auto-grow-height="true" fo:min-height="13.86cm"/>
    </style:style>
    <style:style style:name="pr9" style:family="presentation" style:parent-style-name="Domyślnie-subtitle">
      <style:graphic-properties draw:fill-color="#ffffff" fo:min-height="19.387cm"/>
    </style:style>
    <style:style style:name="pr10" style:family="presentation" style:parent-style-name="Domyślnie-outline1">
      <style:graphic-properties fo:min-height="13.61cm"/>
    </style:style>
    <style:style style:name="P1" style:family="paragraph">
      <style:text-properties fo:font-family="Calibri" style:font-family-generic="swiss" style:font-pitch="variable" fo:font-size="66pt" style:font-size-asian="66pt" style:font-size-complex="66pt"/>
    </style:style>
    <style:style style:name="P2" style:family="paragraph">
      <style:text-properties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start" style:text-autospace="none"/>
    </style:style>
    <style:style style:name="P7" style:family="paragraph">
      <style:paragraph-properties fo:text-align="start"/>
      <style:text-properties fo:font-family="Consolas" style:font-family-generic="modern" style:font-pitch="fixed" fo:font-size="16pt" style:text-underline-style="none" style:font-size-asian="16pt" style:font-size-complex="16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text-align="start" fo:text-indent="0cm"/>
      <style:text-properties style:text-underline-style="none"/>
    </style:style>
    <style:style style:name="P11" style:family="paragraph">
      <style:paragraph-properties style:text-autospace="none"/>
    </style:style>
    <style:style style:name="P12" style:family="paragraph">
      <style:text-properties fo:font-family="Consolas" style:font-family-generic="modern" style:font-pitch="fixed" fo:font-size="18pt" style:text-underline-style="none" style:font-size-asian="18pt" style:font-size-complex="18pt"/>
    </style:style>
    <style:style style:name="P13" style:family="paragraph">
      <style:paragraph-properties fo:margin-left="0cm" fo:margin-right="0cm" fo:text-align="start" fo:text-indent="0cm" style:text-autospace="non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alibri" style:font-family-generic="swiss" style:font-pitch="variable" fo:font-size="24pt" style:text-underline-style="none" style:font-size-asian="24pt" style:font-size-complex="24pt"/>
    </style:style>
    <style:style style:name="P16" style:family="paragraph">
      <style:paragraph-properties fo:text-align="start"/>
      <style:text-properties fo:font-family="Calibri" style:font-family-generic="swiss" style:font-pitch="variable" fo:font-size="24pt" style:font-size-asian="24pt" style:font-size-complex="24pt"/>
    </style:style>
    <style:style style:name="P17" style:family="paragraph">
      <style:text-properties fo:font-family="Calibri" style:font-style-name="Regularna" style:font-family-generic="swiss" style:font-pitch="variable" fo:font-size="44pt" style:font-size-asian="44pt" style:font-size-complex="44pt"/>
    </style:style>
    <style:style style:name="P18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font-family="Calibri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family="Calibri" style:font-family-generic="swiss" style:font-pitch="variable" fo:font-size="66pt" style:font-size-asian="66pt" style:font-size-complex="66pt"/>
    </style:style>
    <style:style style:name="T3" style:family="text">
      <style:text-properties fo:font-family="Calibri" style:font-family-generic="swiss" style:font-pitch="variable" fo:font-size="44pt" style:font-size-asian="44pt" style:font-size-complex="44pt"/>
    </style:style>
    <style:style style:name="T4" style:family="text">
      <style:text-properties fo:font-family="Calibri" style:font-family-generic="swiss" style:font-pitch="variable" fo:font-size="24pt" style:font-size-asian="24pt" style:font-size-complex="24pt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color="#808080" fo:font-family="Calibri" style:font-family-generic="swiss" style:font-pitch="variable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7" style:family="text">
      <style:text-properties fo:color="#000000" fo:font-family="Calibri" style:font-family-generic="swiss" style:font-pitch="variable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8" style:family="text">
      <style:text-properties fo:color="#7f0055" fo:font-family="Consolas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" style:family="text">
      <style:text-properties fo:color="#000000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" style:family="text">
      <style:text-properties fo:color="#0000c0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" style:family="text">
      <style:text-properties style:use-window-font-color="true" fo:font-family="Calibri" style:font-family-generic="swiss" style:font-pitch="variable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3f7f5f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3" style:family="text">
      <style:text-properties fo:color="#000000" fo:font-family="Calibri" style:font-family-generic="swiss" style:font-pitch="variable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4" style:family="text">
      <style:text-properties fo:color="#7f0055" fo:font-family="Calibri" style:font-family-generic="swiss" style:font-pitch="variable" fo:font-size="18pt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5" style:family="text">
      <style:text-properties fo:font-family="Calibri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font-family="Calibri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alibri" style:font-family-generic="swiss" style:font-pitch="variable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family="Calibri" style:font-family-generic="swiss" style:font-pitch="variable" fo:font-size="24pt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21" style:family="text">
      <style:text-properties fo:color="#7f0055" style:text-outline="false" style:text-line-through-style="none" fo:font-family="Consolas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Consolas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Consolas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f7f5f" style:text-outline="false" style:text-line-through-style="none" fo:font-family="Consolas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fo:font-family="Calibri" style:font-family-generic="swiss" style:font-pitch="variable" fo:font-size="24pt" style:text-underline-style="none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6" style:family="text">
      <style:text-properties fo:color="#000000" fo:font-family="Calibri" style:font-family-generic="swiss" style:font-pitch="variable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27" style:family="text">
      <style:text-properties fo:color="#000000" fo:font-family="Calibri" style:font-family-generic="swiss" style:font-pitch="variable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28" style:family="text">
      <style:text-properties fo:color="#3f7f5f" style:text-outline="false" style:text-line-through-style="none" fo:font-family="Consolas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Calibri" style:font-family-generic="swiss" style:font-pitch="variable" fo:font-size="24pt" fo:font-style="normal" fo:text-shadow="none" style:text-underline-style="none" fo:font-weight="bold" style:letter-kerning="true" style:font-family-asian="'Courier New'" style:font-family-generic-asian="modern" style:font-pitch-asian="fixed" style:font-size-asian="24pt" style:font-style-asian="normal" style:font-weight-asian="bold" style:font-family-complex="'Courier New'" style:font-family-generic-complex="modern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3f7f5f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fo:font-family="Consolas" style:font-family-generic="modern" style:font-pitch="fixed" fo:font-size="16pt" style:text-underline-style="none" style:font-family-asian="'Courier New'" style:font-size-asian="16pt" style:font-family-complex="'Courier New'" style:font-size-complex="16pt"/>
    </style:style>
    <style:style style:name="T33" style:family="text">
      <style:text-properties fo:color="#3f7f5f" fo:font-family="Consolas" style:font-family-generic="modern" style:font-pitch="fixed" fo:font-size="16pt" style:text-underline-style="none" style:font-family-asian="'Courier New'" style:font-size-asian="16pt" style:font-family-complex="'Courier New'" style:font-size-complex="16pt"/>
    </style:style>
    <style:style style:name="T34" style:family="text">
      <style:text-properties fo:color="#7f0055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letter-kerning="true" style:font-family-asian="'Courier New'" style:font-size-asian="18pt" style:font-style-asian="normal" style:font-weight-asian="bold" style:font-family-complex="'Courier New'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7f0055" style:text-outline="false" style:text-line-through-style="none" fo:font-family="Consolas" style:font-family-generic="modern" style:font-pitch="fixed" fo:font-size="16pt" fo:font-style="normal" fo:text-shadow="none" style:text-underline-style="none" fo:font-weight="bold" style:letter-kerning="true" style:font-family-asian="'Courier New'" style:font-size-asian="16pt" style:font-style-asian="normal" style:font-weight-asian="bold" style:font-family-complex="'Courier New'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Consolas" style:font-family-generic="modern" style:font-pitch="fixed" fo:font-size="16pt" fo:font-style="normal" fo:text-shadow="none" style:text-underline-style="none" style:letter-kerning="true" style:font-family-asian="'Courier New'" style:font-size-asian="16pt" style:font-style-asian="normal" style:font-family-complex="'Courier New'" style:font-size-complex="16pt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Consolas" style:font-family-generic="modern" style:font-pitch="fixed" fo:font-size="16pt" fo:font-style="italic" fo:text-shadow="none" style:text-underline-style="solid" style:text-underline-width="auto" style:text-underline-color="font-color" fo:font-weight="bold" style:letter-kerning="true" style:font-family-asian="'Courier New'" style:font-size-asian="16pt" style:font-style-asian="italic" style:font-weight-asian="bold" style:font-family-complex="'Courier New'" style:font-size-complex="16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onsolas" style:font-family-generic="modern" style:font-pitch="fixed" fo:font-size="16pt" fo:font-style="normal" fo:text-shadow="none" style:text-underline-style="none" fo:font-weight="normal" style:letter-kerning="true" style:font-family-asian="'Courier New'" style:font-size-asian="16pt" style:font-style-asian="normal" style:font-weight-asian="normal" style:font-family-complex="'Courier New'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line-through-style="solid" fo:font-family="Calibri" style:font-family-generic="swiss" style:font-pitch="variable" fo:font-size="24pt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41" style:family="text">
      <style:text-properties fo:color="#7f0055" style:text-outline="false" style:text-line-through-style="none" fo:font-family="Consolas" style:font-family-generic="modern" style:font-pitch="fixed" fo:font-size="16pt" fo:text-shadow="none" style:text-underline-style="none" fo:font-weight="bold" style:letter-kerning="true" style:font-family-asian="'Courier New'" style:font-size-asian="16pt" style:font-weight-asian="bold" style:font-family-complex="'Courier New'" style:font-size-complex="16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Consolas" style:font-family-generic="modern" style:font-pitch="fixed" fo:font-size="16pt" fo:text-shadow="none" style:text-underline-style="none" style:letter-kerning="true" style:font-family-asian="'Courier New'" style:font-size-asian="16pt" style:font-family-complex="'Courier New'" style:font-size-complex="16pt" style:text-emphasize="none" style:font-relief="none" style:text-overline-style="none" style:text-overline-color="font-color"/>
    </style:style>
    <style:style style:name="T43" style:family="text">
      <style:text-properties fo:color="#3f7f5f" style:text-outline="false" style:text-line-through-style="none" fo:font-family="Consolas" style:font-family-generic="modern" style:font-pitch="fixed" fo:font-size="16pt" fo:text-shadow="none" style:text-underline-style="none" style:letter-kerning="true" style:font-family-asian="'Courier New'" style:font-size-asian="16pt" style:font-family-complex="'Courier New'" style:font-size-complex="16pt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Consolas" style:font-family-generic="modern" style:font-pitch="fixed" fo:font-size="16pt" fo:text-shadow="none" style:text-underline-style="none" style:letter-kerning="true" style:font-family-asian="'Courier New'" style:font-size-asian="16pt" style:font-family-complex="'Courier New'" style:font-size-complex="16pt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Consolas" style:font-family-generic="modern" style:font-pitch="fixed" fo:font-size="16pt" fo:font-style="italic" fo:text-shadow="none" style:text-underline-style="none" fo:font-weight="bold" style:letter-kerning="true" style:font-family-asian="'Courier New'" style:font-size-asian="16pt" style:font-style-asian="italic" style:font-weight-asian="bold" style:font-family-complex="'Courier New'" style:font-size-complex="16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family="Calibri" style:font-family-generic="swiss" style:font-pitch="variable" fo:font-size="24pt" style:text-underline-style="none" style:font-size-asian="24pt" style:font-size-complex="24pt"/>
    </style:style>
    <style:style style:name="T47" style:family="text">
      <style:text-properties fo:font-family="Calibri" style:font-family-generic="swiss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48" style:family="text">
      <style:text-properties fo:font-family="Calibri" style:font-family-generic="swiss" style:font-pitch="variable" fo:font-size="18pt" style:text-underline-style="none" fo:font-weight="normal" style:font-size-asian="18pt" style:font-weight-asian="normal" style:font-size-complex="18pt" style:font-weight-complex="normal"/>
    </style:style>
    <style:style style:name="T49" style:family="text">
      <style:text-properties fo:font-family="Calibri" style:font-family-generic="swiss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50" style:family="text">
      <style:text-properties fo:color="#b3b3b3" fo:font-family="Calibri" style:font-family-generic="swiss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51" style:family="text">
      <style:text-properties fo:color="#000000" fo:font-family="'Courier New'" style:font-family-generic="modern" style:font-pitch="fixed" fo:font-size="10pt" style:text-underline-style="none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52" style:family="text">
      <style:text-properties fo:color="#3f7f5f" fo:font-family="Consolas" style:font-family-generic="modern" style:font-pitch="fixed" fo:font-size="16pt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53" style:family="text">
      <style:text-properties fo:color="#000000" fo:font-family="Consolas" style:font-family-generic="modern" style:font-pitch="fixed" fo:font-size="16pt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54" style:family="text">
      <style:text-properties fo:color="#2a00ff" fo:font-family="Consolas" style:font-family-generic="modern" style:font-pitch="fixed" fo:font-size="16pt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55" style:family="text">
      <style:text-properties fo:color="#7f0055" fo:font-family="Consolas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6" style:family="text">
      <style:text-properties fo:color="#b3b3b3" fo:font-family="Consolas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7" style:family="text">
      <style:text-properties fo:color="#646464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58" style:family="text">
      <style:text-properties fo:color="#2a00ff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59" style:family="text">
      <style:text-properties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0" style:family="text">
      <style:text-properties fo:color="#b3b3b3" fo:font-family="Consolas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61" style:family="text">
      <style:text-properties fo:color="#000000" fo:font-family="Consolas" style:font-family-generic="modern" style:font-pitch="fixed" fo:font-size="16pt" fo:font-style="italic" style:text-underline-style="none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62" style:family="text">
      <style:text-properties fo:color="#2a00ff" fo:font-family="Consolas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3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00" fo:font-family="Calibri" style:font-family-generic="swiss" style:font-pitch="variable" fo:font-size="44pt" style:font-family-asian="'Courier New'" style:font-family-generic-asian="modern" style:font-pitch-asian="fixed" style:font-size-asian="44pt" style:font-family-complex="'Courier New'" style:font-family-generic-complex="modern" style:font-pitch-complex="fixed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5.199cm" svg:height="6.64cm" svg:x="1.301cm" svg:y="5.148cm" presentation:class="title" presentation:user-transformed="true">
          <draw:text-box>
            <text:p><text:span text:style-name="T1">Aktorzy</text:span><text:span text:style-name="T2"><text:line-break/></text:span><text:span text:style-name="T3">współbieżność sterowana asynchronicznymi wiadomościami</text:span></text:p>
          </draw:text-box>
        </draw:frame>
        <draw:frame presentation:style-name="pr2" draw:text-style-name="P2" draw:layer="layout" svg:width="25.199cm" svg:height="3.256cm" svg:x="12.161cm" svg:y="18.755cm" presentation:class="title" presentation:user-transformed="true">
          <draw:text-box>
            <text:p><text:span text:style-name="T4">by Arkadiusz Hiler</text:span></text:p>
          </draw:text-box>
        </draw:frame>
        <draw:frame draw:style-name="gr1" draw:text-style-name="P3" draw:layer="layout" svg:width="8.579cm" svg:height="5.325cm" svg:x="-0.541cm" svg:y="15.999cm">
          <draw:image xlink:href="Pictures/2000000B00002184000014CECFF062A2.svm" xlink:type="simple" xlink:show="embed" xlink:actuate="onLoad">
            <text:p/>
          </draw:image>
        </draw:frame>
        <draw:frame presentation:style-name="pr2" draw:text-style-name="P2" draw:layer="layout" svg:width="25.199cm" svg:height="3.256cm" svg:x="1.261cm" svg:y="18.811cm" presentation:class="title" presentation:user-transformed="true">
          <draw:text-box>
            <text:p><text:span text:style-name="T4">JAG</text:span><text:span text:style-name="T4"><text:line-break/></text:span><text:span text:style-name="T4">ETI PG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3cm" presentation:class="title" presentation:user-transformed="true">
          <draw:text-box>
            <text:p><text:span text:style-name="T5">O czym?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"><text:span text:style-name="T5">Problematyka i wprowadzenie do tematu.</text:span></text:p>
                <text:list>
                  <text:list-item>
                    <text:p text:id="id2"><text:span text:style-name="T5">przechodzenie między stanami,</text:span></text:p>
                  </text:list-item>
                  <text:list-item>
                    <text:p text:id="id3"><text:span text:style-name="T5">niemodyfikowalność,</text:span></text:p>
                  </text:list-item>
                  <text:list-item>
                    <text:p text:id="id4"><text:span text:style-name="T5">krótko o kolekcjach .</text:span></text:p>
                  </text:list-item>
                </text:list>
              </text:list-item>
              <text:list-item>
                <text:p text:id="id5"><text:span text:style-name="T5">Aktorzy – sterowanie zdarzeniami.</text:span></text:p>
                <text:list>
                  <text:list-item>
                    <text:p text:id="id6"><text:span text:style-name="T5">Scala,</text:span></text:p>
                  </text:list-item>
                  <text:list-item>
                    <text:p text:id="id7"><text:span text:style-name="T5">Akka - „integracja” z Javą.</text:span></text:p>
                  </text:list-item>
                </text:list>
              </text:list-item>
              <text:list-item>
                <text:p text:id="id8"><text:span text:style-name="T5">Podsumowani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0">
        <office:forms form:automatic-focus="false" form:apply-design-mode="false"/>
        <draw:frame presentation:style-name="pr5" draw:layer="layout" svg:width="25.199cm" svg:height="3.795cm" svg:x="1.4cm" svg:y="0.693cm" presentation:class="title">
          <draw:text-box>
            <text:list text:style-name="L1">
              <text:list-header>
                <text:p><text:span text:style-name="T5">Skomplikowane przechodzenie między stanami</text:span></text:p>
              </text:list-header>
            </text:list>
          </draw:text-box>
        </draw:frame>
        <draw:frame presentation:style-name="pr6" draw:text-style-name="P7" draw:layer="layout" svg:width="25.199cm" svg:height="13.844cm" svg:x="1.301cm" svg:y="4.881cm" presentation:class="subtitle" presentation:user-transformed="true">
          <draw:text-box>
            <text:p text:style-name="P6"><text:span text:style-name="T6">Java</text:span></text:p>
            <text:p text:style-name="P6"><text:span text:style-name="T6"/></text:p>
            <text:p text:style-name="P6"><text:span text:style-name="T7">Mamy klasę z:</text:span></text:p>
            <text:p text:style-name="P6"><text:span text:style-name="T8">int</text:span><text:span text:style-name="T9"> </text:span><text:span text:style-name="T10">wartosc</text:span><text:span text:style-name="T9">;</text:span></text:p>
            <text:p text:style-name="P6"><text:span text:style-name="T9"><text:tab/></text:span></text:p>
            <text:p text:style-name="P6"><text:span text:style-name="T8">public</text:span><text:span text:style-name="T9"> </text:span><text:span text:style-name="T8">synchronized</text:span><text:span text:style-name="T9"> </text:span><text:span text:style-name="T8">void</text:span><text:span text:style-name="T9"> setWartosc(</text:span><text:span text:style-name="T8">int</text:span><text:span text:style-name="T9"> w) { </text:span><text:span text:style-name="T8">this</text:span><text:span text:style-name="T9">.</text:span><text:span text:style-name="T10">wartosc</text:span><text:span text:style-name="T9"> = w; }</text:span></text:p>
            <text:p text:style-name="P6"><text:span text:style-name="T8">public</text:span><text:span text:style-name="T9"> </text:span><text:span text:style-name="T8">synchronized</text:span><text:span text:style-name="T9"> </text:span><text:span text:style-name="T8">int</text:span><text:span text:style-name="T9"> getWartosc() { </text:span><text:span text:style-name="T8">return</text:span><text:span text:style-name="T9"> </text:span><text:span text:style-name="T8">this</text:span><text:span text:style-name="T9">.</text:span><text:span text:style-name="T10">wartosc</text:span><text:span text:style-name="T9">; }</text:span></text:p>
            <text:p text:style-name="P6"><text:span text:style-name="T7"/></text:p>
            <text:p text:style-name="P6"><text:span text:style-name="T11">Modyfikujemy:</text:span></text:p>
            <text:p text:style-name="P6"><text:span text:style-name="T8">int</text:span><text:span text:style-name="T9"> tmp = x.getWartosc();</text:span></text:p>
            <text:p text:style-name="P6"><text:span text:style-name="T12">//operacje na tmp</text:span></text:p>
            <text:p text:style-name="P6"><text:span text:style-name="T9">x.setWartosc(tmp);</text:span></text:p>
            <text:p text:style-name="P6"><text:span text:style-name="T9"/></text:p>
            <text:p text:style-name="P6"><text:span text:style-name="T13">Co się stanie gdy będziemy to robić w wielu miejscach na raz? Nieprzewidywalne.</text:span></text:p>
            <text:p text:style-name="P6"><text:span text:style-name="T13"/></text:p>
            <text:p text:style-name="P6"><text:span text:style-name="T13">Wszystkie operacje trzeba umieścić w blokach </text:span><text:span text:style-name="T14">synchronized</text:span><text:span text:style-name="T13">.</text:span></text:p>
            <text:p text:style-name="P6"><text:span text:style-name="T13"/></text:p>
            <text:p text:style-name="P6"><text:span text:style-name="T13">Mutexy, semafory, monitory, locki... Podatność na błędy jest ogromn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5" draw:text-style-name="P5" draw:layer="layout" svg:width="25.199cm" svg:height="3.795cm" svg:x="1.4cm" svg:y="7.693cm" presentation:class="title" presentation:user-transformed="true">
          <draw:text-box>
            <text:p><text:span text:style-name="T5">Scala</text:span><text:span text:style-name="T5"><text:line-break/></text:span><text:span text:style-name="T5">uzupełnienie informacj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0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Niemodyfikowalność</text:span></text:p>
          </draw:text-box>
        </draw:frame>
        <draw:frame presentation:style-name="pr8" draw:text-style-name="P10" draw:layer="layout" svg:width="25.199cm" svg:height="15.637cm" svg:x="1.4cm" svg:y="4.026cm" presentation:class="subtitle" presentation:user-transformed="true">
          <draw:text-box>
            <text:p text:id="id9" text:style-name="P6"><text:span text:style-name="T6">Scala</text:span></text:p>
            <text:p text:style-name="P6"><text:span text:style-name="T6"/></text:p>
            <text:p text:id="id10" text:style-name="P6"><text:span text:style-name="T15">Mamy między innymi:</text:span></text:p>
            <text:p text:id="id11" text:style-name="P8"><text:span text:style-name="T16">Listy, kolejki, wektory, tablice, sekwencje, stosy, mapy w różnych wydaniach.</text:span></text:p>
            <text:p text:id="id12" text:style-name="P8"><text:span text:style-name="T16">Więcej w linkach.</text:span></text:p>
            <text:p text:style-name="P8"><text:span text:style-name="T15"/></text:p>
            <text:p text:id="id13" text:style-name="P8"><text:span text:style-name="T15">Ogólne kolekcje to tylko traity w:</text:span></text:p>
            <text:p text:id="id14" text:style-name="P6"><text:span text:style-name="T17">scala.collection._</text:span></text:p>
            <text:p text:style-name="P8"><text:span text:style-name="T15"/></text:p>
            <text:p text:id="id15" text:style-name="P8"><text:span text:style-name="T15">Implementacje w dwóch wydaniach:</text:span></text:p>
            <text:p text:id="id16" text:style-name="P6"><text:span text:style-name="T17">scala.collection.immutable._</text:span></text:p>
            <text:p text:id="id17" text:style-name="P6"><text:span text:style-name="T17">scala.collection.mutable._</text:span></text:p>
            <text:p text:style-name="P6"><text:span text:style-name="T17"/></text:p>
            <text:p text:id="id18" text:style-name="P8"><text:span text:style-name="T18">Predef zawiera aliasy dla wersji niemodyfikowalnych = są domyślne.</text:span></text:p>
            <text:p text:id="id19" text:style-name="P8"><text:span text:style-name="T19">Ukłon w stronę programowania funkcjonalnego</text:span></text:p>
            <text:p text:style-name="P8"><text:span text:style-name="T19"/></text:p>
            <text:p text:id="id20" text:style-name="P9"><text:span text:style-name="T18">Immutability preferowane WSZĘDZIE we współbieżności. Omija sporo problemów z synchronizacją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Kolekcje w Scali</text:span></text:p>
          </draw:text-box>
        </draw:frame>
        <draw:frame presentation:style-name="pr4" draw:text-style-name="P12" draw:layer="layout" svg:width="25.199cm" svg:height="16.571cm" svg:x="1.301cm" svg:y="3.9cm" presentation:class="outline" presentation:user-transformed="true">
          <draw:text-box>
            <text:p text:id="id21"><text:span text:style-name="T20">Tworzenie klasyczne:</text:span><text:span text:style-name="T20"><text:line-break/></text:span><text:span text:style-name="T21">new</text:span><text:span text:style-name="T22"> scala.collection.mutable.Queue[</text:span><text:span text:style-name="T21">Int</text:span><text:span text:style-name="T23">]</text:span></text:p>
            <text:p text:id="id22" text:style-name="P11"><text:span text:style-name="T20">Przez companion object (apply):</text:span><text:span text:style-name="T20"><text:line-break/></text:span><text:span text:style-name="T23">Set(1,2,3) </text:span><text:span text:style-name="T24">//scala.collection.immutable.Set[Int] = Set(1, 2, 3),typ automatycznie</text:span><text:span text:style-name="T24"><text:line-break/></text:span><text:span text:style-name="T9">scala.collection.immutable.Queue[</text:span><text:span text:style-name="T8">Int</text:span><text:span text:style-name="T9">](1,2,4) </text:span><text:span text:style-name="T12">//dla mutable można puste ()</text:span></text:p>
            <text:p text:id="id23" text:style-name="P11"><text:span text:style-name="T20">Kolekcja dla wszystkiego:</text:span><text:span text:style-name="T20"><text:line-break/></text:span><text:span text:style-name="T22">scala.collection.mutable.Queue[</text:span><text:span text:style-name="T21">Any</text:span><text:span text:style-name="T23">]()</text:span></text:p>
            <text:p text:id="id24" text:style-name="P11"><text:span text:style-name="T20">Zarządzanie:</text:span><text:span text:style-name="T20"><text:line-break/></text:span><text:span text:style-name="T23">1 :: List(2,3,4) </text:span><text:span text:style-name="T24">//List[Int] = List(1, 2, 3, 4)</text:span><text:span text:style-name="T24"><text:line-break/></text:span><text:span text:style-name="T9">queue.enqueue(2) </text:span><text:span text:style-name="T12">//Unit dla mutable, immutable nowa kolejka</text:span><text:span text:style-name="T12"><text:line-break/></text:span><text:span text:style-name="T9">queue.dequeue </text:span><text:span text:style-name="T12">//wartość dla mutable, tuple (wartość, nowa kolejka) dla immutable</text:span><text:span text:style-name="T12"><text:line-break/></text:span><text:span text:style-name="T12">//haskellowo, odsyłam do dokumentacji po więcej</text:span></text:p>
            <text:p text:id="id25" text:style-name="P11"><text:span text:style-name="T20">Iteratory:</text:span><text:span text:style-name="T20"><text:line-break/></text:span><text:span text:style-name="T21">val</text:span><text:span text:style-name="T23"> collection = List(1,2,3)</text:span><text:span text:style-name="T23"><text:line-break/></text:span><text:span text:style-name="T8">val</text:span><text:span text:style-name="T9"> it = collection.toIterator </text:span><text:span text:style-name="T12">//Iterator[Int] = non-empty iterator</text:span><text:span text:style-name="T12"><text:line-break/></text:span><text:span text:style-name="T9">it.hasNext </text:span><text:span text:style-name="T12">//Boolean = true</text:span><text:span text:style-name="T12"><text:line-break/></text:span><text:span text:style-name="T9">it.next </text:span><text:span text:style-name="T12">//Int = 1</text:span></text:p>
            <text:p text:style-name="P11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5" draw:text-style-name="P5" draw:layer="layout" svg:width="25.199cm" svg:height="3.795cm" svg:x="1.4cm" svg:y="7.693cm" presentation:class="title" presentation:user-transformed="true">
          <draw:text-box>
            <text:p><text:span text:style-name="T5">Aktorzy</text:span><text:span text:style-name="T5"><text:line-break/></text:span><text:span text:style-name="T5">wracamy do temat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0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Aktor</text:span></text:p>
          </draw:text-box>
        </draw:frame>
        <draw:frame presentation:style-name="pr8" draw:text-style-name="P13" draw:layer="layout" svg:width="25.199cm" svg:height="14.463cm" svg:x="1.4cm" svg:y="3.913cm" presentation:class="subtitle" presentation:user-transformed="true">
          <draw:text-box>
            <text:p text:id="id26" text:style-name="P13"><text:span text:style-name="T26">Jednostka obliczeniowa, która otrzymuje wiadomości. W reakcji na wiadomość może:</text:span></text:p>
            <text:list text:style-name="L1">
              <text:list-item>
                <text:p text:id="id27" text:style-name="P13"><text:span text:style-name="T27"><text:s/></text:span><text:span text:style-name="T27">wysłać <text:s/>skończoną liczbę wiadomości do innych aktorów,</text:span></text:p>
              </text:list-item>
              <text:list-item>
                <text:p text:id="id28" text:style-name="P13"><text:span text:style-name="T27"><text:s/></text:span><text:span text:style-name="T27">(możemy odpowiadać aktorowi od którego dostaliśmy adres),</text:span></text:p>
              </text:list-item>
              <text:list-item>
                <text:p text:id="id29" text:style-name="P13"><text:span text:style-name="T27"><text:s/></text:span><text:span text:style-name="T27">stworzyć skończoną liczbę nowych aktorów,</text:span></text:p>
              </text:list-item>
              <text:list-item>
                <text:p text:id="id30" text:style-name="P13"><text:span text:style-name="T27"><text:s/></text:span><text:span text:style-name="T27">wybrać jak się zachować przy następnej wiadomość jaką dostanie.</text:span></text:p>
              </text:list-item>
            </text:list>
            <text:p text:style-name="P13"><text:span text:style-name="T27"/></text:p>
            <text:p text:id="id31" text:style-name="P13"><text:span text:style-name="T26">Co warto wiedzieć:</text:span></text:p>
            <text:list text:continue-numbering="true" text:style-name="L1">
              <text:list-item>
                <text:p text:id="id32" text:style-name="P13"><text:span text:style-name="T27"><text:s/></text:span><text:span text:style-name="T27">projektowane w latach 70 na systemy z wieloma mikroprocesorami,</text:span></text:p>
              </text:list-item>
              <text:list-item>
                <text:p text:id="id33" text:style-name="P13"><text:span text:style-name="T27"><text:s/></text:span><text:span text:style-name="T27">zyskują na popularności dzięki procesorom wielordzeniowym,</text:span></text:p>
              </text:list-item>
              <text:list-item>
                <text:p text:id="id34" text:style-name="P13"><text:span text:style-name="T27"><text:s/></text:span><text:span text:style-name="T27">formalizmy - powstało kilka algebr aktorów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0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Aktor</text:span></text:p>
          </draw:text-box>
        </draw:frame>
        <draw:frame presentation:style-name="pr8" draw:text-style-name="P13" draw:layer="layout" svg:width="25.199cm" svg:height="13.86cm" svg:x="1.4cm" svg:y="4.914cm" presentation:class="subtitle">
          <draw:text-box>
            <text:p text:id="id35" text:style-name="P13"><text:span text:style-name="T26">W praktyce (nasz przypadek, programowanie):</text:span></text:p>
            <text:list text:style-name="L1">
              <text:list-item>
                <text:p text:id="id36" text:style-name="P13"><text:span text:style-name="T27"><text:s/></text:span><text:span text:style-name="T27">aktora można traktować (najłatwiej) jako pojedynczy wątek,</text:span></text:p>
              </text:list-item>
              <text:list-item>
                <text:p text:id="id37" text:style-name="P13"><text:span text:style-name="T27"><text:s/></text:span><text:span text:style-name="T27">kolejka wiadomości na wejściu (przesyłane asynchronicznie),</text:span></text:p>
              </text:list-item>
              <text:list-item>
                <text:p text:id="id38" text:style-name="P13"><text:span text:style-name="T27"><text:s/></text:span><text:span text:style-name="T27">za wiadomości służą obiekty niemodyfikowalne,</text:span></text:p>
              </text:list-item>
              <text:list-item>
                <text:p text:id="id39" text:style-name="P13"><text:span text:style-name="T27"><text:s/></text:span><text:span text:style-name="T27">wysyłanie nieblokujące, odbieranie blokuje,</text:span></text:p>
              </text:list-item>
              <text:list-item>
                <text:p text:id="id40" text:style-name="P13"><text:span text:style-name="T27"><text:s/></text:span><text:span text:style-name="T27">są logicznie aktywni,</text:span></text:p>
              </text:list-item>
              <text:list-item>
                <text:p text:id="id41" text:style-name="P13"><text:span text:style-name="T27"><text:s/></text:span><text:span text:style-name="T27">działają niezależnie, „w sieci”, <text:s/>niekoniecznie lokalnie,</text:span></text:p>
              </text:list-item>
              <text:list-item>
                <text:p text:id="id42" text:style-name="P13"><text:span text:style-name="T27"><text:s/></text:span><text:span text:style-name="T27">można ustawiać planery w zależności od potrzeb.</text:span></text:p>
              </text:list-item>
            </text:list>
            <text:p text:style-name="P13"><text:span text:style-name="T27"/></text:p>
            <text:p text:id="id43" text:style-name="P13"><text:span text:style-name="T26">W oparciu o aktorów można rozumieć:</text:span></text:p>
            <text:list text:continue-numbering="true" text:style-name="L1">
              <text:list-item>
                <text:p text:id="id44" text:style-name="P13"><text:span text:style-name="T27"><text:s/></text:span><text:span text:style-name="T27">pocztę - konto jako aktor, adres e-mail adresem aktora,</text:span></text:p>
              </text:list-item>
              <text:list-item>
                <text:p text:id="id45" text:style-name="P13"><text:span text:style-name="T27"><text:s/></text:span><text:span text:style-name="T27">web services – analogia oczywist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 presentation:user-transformed="true">
          <draw:text-box>
            <text:p>Można tak</text:p>
          </draw:text-box>
        </draw:frame>
        <draw:frame draw:style-name="gr1" draw:text-style-name="P3" draw:layer="layout" svg:width="18.945cm" svg:height="14.715cm" svg:x="4.056cm" svg:y="4.636cm">
          <draw:image xlink:href="Pictures/2000000600004A020000397C6A5EB45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Przykładowo</text:span></text:p>
          </draw:text-box>
        </draw:frame>
        <draw:frame draw:style-name="gr1" draw:text-style-name="P3" draw:layer="layout" svg:width="19.034cm" svg:height="14.769cm" svg:x="4cm" svg:y="4.632cm">
          <draw:image xlink:href="Pictures/2000000600004A5B000039B247C5CDD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Podstawy w Scali</text:span></text:p>
          </draw:text-box>
        </draw:frame>
        <draw:frame presentation:style-name="pr4" draw:text-style-name="P12" draw:layer="layout" svg:width="25.199cm" svg:height="14.798cm" svg:x="1.5cm" svg:y="4.524cm" presentation:class="outline" presentation:user-transformed="true">
          <draw:text-box>
            <text:p text:id="id46" text:style-name="P11"><text:span text:style-name="T20">Tworzenie aktora:</text:span><text:span text:style-name="T20"><text:line-break/></text:span><text:span text:style-name="T21">extends</text:span><text:span text:style-name="T22">/</text:span><text:span text:style-name="T21">with</text:span><text:span text:style-name="T23"> scala.actors.Actor </text:span><text:span text:style-name="T24">//trait, implementacja act()</text:span><text:span text:style-name="T24"><text:line-break/></text:span><text:span text:style-name="T23">start() </text:span><text:span text:style-name="T24">//startuje</text:span><text:span text:style-name="T24"><text:line-break/></text:span><text:span text:style-name="T22">exit() </text:span><text:span text:style-name="T28">//zatrzymuje aktora, używane z wewnątrz, wiadomości po kolejkowane</text:span></text:p>
            <text:p text:id="id47" text:style-name="P11"><text:span text:style-name="T29">Łatwiej:</text:span><text:span text:style-name="T29"><text:line-break/></text:span><text:span text:style-name="T30">scala.actors.Actor.actor { </text:span><text:span text:style-name="T31">kod</text:span><text:span text:style-name="T30"> } </text:span></text:p>
            <text:p text:id="id48" text:style-name="P11"><text:span text:style-name="T20">Wysyłanie wiadomości: </text:span><text:span text:style-name="T20"><text:line-break/></text:span><text:span text:style-name="T32">odbiorca ! wiadomosc </text:span><text:span text:style-name="T33">//proste wysyłanie wiadomości, nie blokuje</text:span><text:span text:style-name="T33"><text:line-break/></text:span><text:span text:style-name="T32">odbiorca !? (timeout, wiadomosc) </text:span><text:span text:style-name="T33">//do timeoutu oczekujemy na odpowiedź</text:span><text:span text:style-name="T33"><text:line-break/></text:span><text:span text:style-name="T32">reply(wiadomosc) </text:span><text:span text:style-name="T33">//odpowiadamy nadawcy</text:span><text:span text:style-name="T33"><text:line-break/></text:span><text:span text:style-name="T32">aktor_przekazywacz.send(wiadomosc, odbiorca) </text:span><text:span text:style-name="T33">//przekazujemy przez</text:span><text:span text:style-name="T33"><text:line-break/></text:span><text:span text:style-name="T32">![a](kanał, wiadomość) </text:span><text:span text:style-name="T33">//case class, dopasowuje msg z !? po timeout</text:span></text:p>
            <text:p text:id="id49" text:style-name="P11"><text:span text:style-name="T20">Odbieranie:</text:span><text:span text:style-name="T20"><text:line-break/></text:span><text:span text:style-name="T32">receive { } </text:span><text:span text:style-name="T33">//wykonuje raz, jeśli trzeba - dać w pętli, zwraca odpowiedź</text:span><text:span text:style-name="T33"><text:line-break/></text:span><text:span text:style-name="T32">receiveWithin(timeout) { } </text:span><text:span text:style-name="T33">//to samo, ogranicza czas (msg TIMEOUT), lepsze</text:span><text:span text:style-name="T33"><text:line-break/></text:span><text:span text:style-name="T32">react {} </text:span><text:span text:style-name="T33">//wątki przyznawane dynamicznie z puli w razie potrzeby, doczytać</text:span></text:p>
            <text:p text:id="id50" text:style-name="P11"><text:span text:style-name="T13">w bloku dawanym do receive wykonujemy pattern matching, od razu </text:span><text:span text:style-name="T34">c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Przykład</text:span></text:p>
          </draw:text-box>
        </draw:frame>
        <draw:frame presentation:style-name="pr4" draw:text-style-name="P12" draw:layer="layout" svg:width="25.199cm" svg:height="13.609cm" svg:x="1.5cm" svg:y="5.691cm" presentation:class="outline" presentation:user-transformed="true">
          <draw:text-box>
            <text:p text:id="id51" text:style-name="P11"><text:span text:style-name="T20">Punkt wejścia – szukanie dzielników:</text:span><text:span text:style-name="T20"><text:line-break/></text:span><text:span text:style-name="T35">def</text:span><text:span text:style-name="T36"> divisors(n: </text:span><text:span text:style-name="T35">Int</text:span><text:span text:style-name="T36">) = {</text:span><text:span text:style-name="T36"><text:line-break/></text:span><text:span text:style-name="T36"> <text:s/>(Set[</text:span><text:span text:style-name="T35">Int</text:span><text:span text:style-name="T36">]() /: (</text:span><text:span text:style-name="T37">1</text:span><text:span text:style-name="T36"> to n)) {</text:span><text:span text:style-name="T36"><text:line-break/></text:span><text:span text:style-name="T36"> <text:s text:c="3"/>(set, i) =&gt; </text:span><text:span text:style-name="T35">if</text:span><text:span text:style-name="T36"> (n % i == 0) set + i </text:span><text:span text:style-name="T35">else</text:span><text:span text:style-name="T36"> set </text:span><text:span text:style-name="T36"><text:line-break/></text:span><text:span text:style-name="T22"> <text:s/>}</text:span><text:span text:style-name="T22"><text:line-break/></text:span><text:span text:style-name="T22">}</text:span></text:p>
            <text:p text:id="id52" text:style-name="P11"><text:span text:style-name="T38">Mamy procesor z 6 rdzeniami i HyperThreading. Jak zrobić z tego użytek?</text:span></text:p>
            <text:p text:id="id53" text:style-name="P11"><text:span text:style-name="T29">Wersja na przedziałach:</text:span><text:span text:style-name="T29"><text:line-break/></text:span><text:span text:style-name="T35">def</text:span><text:span text:style-name="T39"> divisorsRange(n: </text:span><text:span text:style-name="T35">Int</text:span><text:span text:style-name="T39">, begi: </text:span><text:span text:style-name="T35">Int</text:span><text:span text:style-name="T39">, end: </text:span><text:span text:style-name="T35">Int</text:span><text:span text:style-name="T39">) = {</text:span><text:span text:style-name="T39"><text:line-break/></text:span><text:span text:style-name="T39"> <text:s/>(Set[</text:span><text:span text:style-name="T35">Int</text:span><text:span text:style-name="T39">]() /: (</text:span><text:span text:style-name="T37">begi</text:span><text:span text:style-name="T39"> to end)) {</text:span><text:span text:style-name="T39"><text:line-break/></text:span><text:span text:style-name="T39"> <text:s text:c="3"/>(set, i) =&gt; </text:span><text:span text:style-name="T35">if</text:span><text:span text:style-name="T39"> (n % i == 0) set + i </text:span><text:span text:style-name="T35">else</text:span><text:span text:style-name="T39"> set </text:span><text:span text:style-name="T39"><text:line-break/></text:span><text:span text:style-name="T23"> <text:s/>}</text:span><text:span text:style-name="T23"><text:line-break/></text:span><text:span text:style-name="T23">}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Przykład</text:span></text:p>
          </draw:text-box>
        </draw:frame>
        <draw:frame presentation:style-name="pr4" draw:text-style-name="P12" draw:layer="layout" svg:width="25.199cm" svg:height="14.998cm" svg:x="1.5cm" svg:y="4.391cm" presentation:class="outline" presentation:user-transformed="true">
          <draw:text-box>
            <text:p text:id="id54" text:style-name="P11"><text:span text:style-name="T20">Odpalmy to na kilku </text:span><text:span text:style-name="T40">wątkach</text:span><text:span text:style-name="T20"> aktorach:</text:span></text:p>
            <text:p text:id="id55" text:style-name="P11"><text:span text:style-name="T41">def</text:span><text:span text:style-name="T42"> divisorsConcurrent(n:</text:span><text:span text:style-name="T41">Int</text:span><text:span text:style-name="T42">) = {</text:span><text:span text:style-name="T42"><text:line-break/></text:span><text:span text:style-name="T42"> <text:s/></text:span><text:span text:style-name="T41">val</text:span><text:span text:style-name="T42"> partitions = 12; </text:span><text:span text:style-name="T43">//ilość partycji na jakie dzielimy</text:span><text:span text:style-name="T43"><text:line-break/></text:span><text:span text:style-name="T42"> <text:s/></text:span><text:span text:style-name="T41">val</text:span><text:span text:style-name="T42"> multi = n.toFloat/partitions </text:span><text:span text:style-name="T43">//rozmiar przedziału</text:span><text:span text:style-name="T43"><text:line-break/></text:span><text:span text:style-name="T42"> <text:s/></text:span><text:span text:style-name="T41">val</text:span><text:span text:style-name="T42"> who = self </text:span><text:span text:style-name="T43">//chcemy otrzymać wyniki</text:span><text:span text:style-name="T44"> <text:s/></text:span></text:p>
            <text:p text:id="id56" text:style-name="P11"><text:span text:style-name="T42"><text:s text:c="2"/></text:span><text:span text:style-name="T43">//odpalamy aktorów szukających dzielników na danych im przedziałach</text:span><text:span text:style-name="T43"><text:line-break/></text:span><text:span text:style-name="T42"> <text:s/></text:span><text:span text:style-name="T43">//niech odpowiadają nam wyliczonymi przedziałami</text:span><text:span text:style-name="T43"><text:line-break/></text:span><text:span text:style-name="T43"> <text:s/>//PS. nie dzielcie tak na przedziały, to zło (tylko dlatego by się zmieścić)</text:span><text:span text:style-name="T43"><text:line-break/></text:span><text:span text:style-name="T42"> <text:s/></text:span><text:span text:style-name="T41">for</text:span><text:span text:style-name="T42"> (i &lt;- </text:span><text:span text:style-name="T45">1</text:span><text:span text:style-name="T42"> to partitions) {</text:span><text:span text:style-name="T42"><text:line-break/></text:span><text:span text:style-name="T44"> <text:s text:c="3"/>actor {</text:span><text:span text:style-name="T44"><text:line-break/></text:span><text:span text:style-name="T44"> <text:s text:c="5"/>who ! divisorsRange(n, (</text:span><text:span text:style-name="T45">multi*(i-1) + 1</text:span><text:span text:style-name="T44">).floor.toInt, (</text:span><text:span text:style-name="T45">multi*i</text:span><text:span text:style-name="T44">).ceil.toInt)</text:span><text:span text:style-name="T44"><text:line-break/></text:span><text:span text:style-name="T44"> <text:s text:c="3"/>}</text:span><text:span text:style-name="T44"><text:line-break/></text:span><text:span text:style-name="T44"> <text:s/>}</text:span></text:p>
            <text:p text:id="id57" text:style-name="P11"><text:span text:style-name="T44"><text:s/></text:span><text:span text:style-name="T42"><text:s/></text:span><text:span text:style-name="T43">//odbieramy wszystkie wiadomości od aktorów i sumujemy przedziały</text:span><text:span text:style-name="T43"><text:line-break/></text:span><text:span text:style-name="T43"> <text:s/></text:span><text:span text:style-name="T42">(Set[</text:span><text:span text:style-name="T41">Int</text:span><text:span text:style-name="T42">]() /: (</text:span><text:span text:style-name="T45">1</text:span><text:span text:style-name="T42"> to partitions)) {</text:span><text:span text:style-name="T42"><text:line-break/></text:span><text:span text:style-name="T44"> <text:s text:c="3"/>(set, i) =&gt; receive {</text:span><text:span text:style-name="T44"><text:line-break/></text:span><text:span text:style-name="T42"> <text:s text:c="5"/></text:span><text:span text:style-name="T41">case</text:span><text:span text:style-name="T42"> subset: scala.collection.immutable.Set[</text:span><text:span text:style-name="T41">Int</text:span><text:span text:style-name="T42">] =&gt; set ++ subset</text:span><text:span text:style-name="T42"><text:line-break/></text:span><text:span text:style-name="T44"> <text:s text:c="3"/>}</text:span><text:span text:style-name="T44"><text:line-break/></text:span><text:span text:style-name="T44"> <text:s/>} <text:s text:c="3"/></text:span><text:span text:style-name="T44"><text:line-break/></text:span><text:span text:style-name="T4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Pamiętacie?</text:span></text:p>
          </draw:text-box>
        </draw:frame>
        <draw:frame draw:style-name="gr1" draw:text-style-name="P3" draw:layer="layout" svg:width="19.034cm" svg:height="14.769cm" svg:x="4cm" svg:y="4.632cm">
          <draw:image xlink:href="Pictures/2000000600004A5B000039B247C5CDD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Prymitywnie</text:span></text:p>
          </draw:text-box>
        </draw:frame>
        <draw:frame draw:style-name="gr1" draw:text-style-name="P3" draw:layer="layout" svg:width="23.265cm" svg:height="8.878cm" svg:x="2.557cm" svg:y="7.223cm">
          <draw:image xlink:href="Pictures/2000000600005AE2000022AF7103F6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0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Akka</text:span></text:p>
          </draw:text-box>
        </draw:frame>
        <draw:frame presentation:style-name="pr9" draw:text-style-name="P15" draw:layer="layout" svg:width="25.199cm" svg:height="19.549cm" svg:x="1.301cm" svg:y="3.338cm" presentation:class="subtitle" presentation:user-transformed="true">
          <draw:text-box>
            <text:list text:style-name="L1">
              <text:list-item>
                <text:p text:id="id58" text:style-name="P14"><text:span text:style-name="T46"><text:s/></text:span><text:span text:style-name="T46">API dla Javy i Scali,</text:span></text:p>
              </text:list-item>
              <text:list-item>
                <text:p text:id="id59" text:style-name="P14"><text:span text:style-name="T46"><text:s/></text:span><text:span text:style-name="T46">integracja z Spring/Guice,</text:span></text:p>
              </text:list-item>
              <text:list-item>
                <text:p text:id="id60" text:style-name="P14"><text:span text:style-name="T47"><text:s/></text:span><text:span text:style-name="T47">"Let it crash" / "Embrace failure",</text:span></text:p>
                <text:p text:style-name="P14"><text:span text:style-name="T48"/></text:p>
              </text:list-item>
            </text:list>
            <text:p text:id="id61" text:style-name="P14"><text:span text:style-name="T49">Przykładowo:</text:span></text:p>
            <text:p text:id="id62" text:style-name="P14"><text:span text:style-name="T50">Java</text:span></text:p>
            <text:p text:style-name="P14"><text:span text:style-name="T51"/></text:p>
            <text:p text:id="id63" text:style-name="P6"><text:span text:style-name="T52">//ze strony Akki</text:span></text:p>
            <text:p text:id="id64" text:style-name="P6"><text:span text:style-name="T8">public</text:span><text:span text:style-name="T53"> </text:span><text:span text:style-name="T8">class</text:span><text:span text:style-name="T53"> SampleActor </text:span><text:span text:style-name="T8">extends</text:span><text:span text:style-name="T53"> UntypedActor {</text:span></text:p>
            <text:p text:id="id65" text:style-name="P6"><text:span text:style-name="T53"><text:s text:c="2"/></text:span><text:span text:style-name="T8">public</text:span><text:span text:style-name="T53"> </text:span><text:span text:style-name="T8">void</text:span><text:span text:style-name="T53"> onReceive(Object message) </text:span><text:span text:style-name="T8">throws</text:span><text:span text:style-name="T53"> Exception {</text:span></text:p>
            <text:p text:id="id66" text:style-name="P6"><text:span text:style-name="T53"><text:s text:c="4"/></text:span><text:span text:style-name="T8">if</text:span><text:span text:style-name="T53"> (message </text:span><text:span text:style-name="T8">instanceof</text:span><text:span text:style-name="T53"> String) println(</text:span><text:span text:style-name="T54">"actor"</text:span><text:span text:style-name="T53">);</text:span></text:p>
            <text:p text:id="id67" text:style-name="P6"><text:span text:style-name="T53"><text:s text:c="4"/></text:span><text:span text:style-name="T8">else</text:span><text:span text:style-name="T53"> </text:span><text:span text:style-name="T8">throw</text:span><text:span text:style-name="T53"> </text:span><text:span text:style-name="T8">new</text:span><text:span text:style-name="T53"> IllegalArgumentException(</text:span><text:span text:style-name="T54">"Unknown message: "</text:span><text:span text:style-name="T53"> + message);</text:span></text:p>
            <text:p text:id="id68" text:style-name="P6"><text:span text:style-name="T53"><text:s text:c="2"/></text:span><text:span text:style-name="T53">}</text:span></text:p>
            <text:p text:id="id69" text:style-name="P6"><text:span text:style-name="T53">}</text:span></text:p>
            <text:p text:style-name="P6"><text:span text:style-name="T53"/></text:p>
            <text:p text:id="id70" text:style-name="P6"><text:span text:style-name="T52">//zdecydowanie mniej wygodne</text:span></text:p>
            <text:p text:id="id71" text:style-name="P6"><text:span text:style-name="T8">import</text:span><text:span text:style-name="T53"> </text:span><text:span text:style-name="T8">static</text:span><text:span text:style-name="T53"> akka.actor.Actors.*;</text:span></text:p>
            <text:p text:id="id72" text:style-name="P6"><text:span text:style-name="T53">ActorRef actor = actorOf(SampleActor.</text:span><text:span text:style-name="T8">class</text:span><text:span text:style-name="T53">);</text:span></text:p>
            <text:p text:id="id73" text:style-name="P6"><text:span text:style-name="T53">myActor.start();</text:span></text:p>
            <text:p text:style-name="P6"><text:span text:style-name="T53"/></text:p>
            <text:p text:id="id74" text:style-name="P6"><text:span text:style-name="T53">myActor.sendOneWay(</text:span><text:span text:style-name="T54">"Hello"</text:span><text:span text:style-name="T53">);</text:span></text:p>
            <text:p text:id="id75" text:style-name="P6"><text:span text:style-name="T53">Future future = myActor.sendRequestReplyFuture(</text:span><text:span text:style-name="T54">"Hello"</text:span><text:span text:style-name="T53">, getContext(), 1000);</text:span></text:p>
            <text:p text:id="id76" text:style-name="P6"><text:span text:style-name="T53">getContext().replyUnsafe(msg + </text:span><text:span text:style-name="T54">" from "</text:span><text:span text:style-name="T53"> + getContext().getUuid());</text:span></text:p>
            <text:p text:id="id77" text:style-name="P6"><text:span text:style-name="T53">myActor.sendOneWay(</text:span><text:span text:style-name="T8">new</text:span><text:span text:style-name="T53"> Kill());</text:span></text:p>
            <text:p text:style-name="P14"><text:span text:style-name="T50"/></text:p>
            <text:p text:style-name="P14"><text:span text:style-name="T5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Jak integrować?</text:span></text:p>
          </draw:text-box>
        </draw:frame>
        <draw:frame presentation:style-name="pr10" draw:text-style-name="P2" draw:layer="layout" svg:width="25.199cm" svg:height="16.394cm" svg:x="1.5cm" svg:y="4.106cm" presentation:class="outline" presentation:user-transformed="true">
          <draw:text-box>
            <text:list text:style-name="L2">
              <text:list-item>
                <text:p text:id="id78"><text:span text:style-name="T4">Standardowy model:</text:span></text:p>
                <text:list>
                  <text:list-item>
                    <text:p text:id="id79"><text:span text:style-name="T4">używamy w Scali naszych Javowych klas,</text:span></text:p>
                  </text:list-item>
                  <text:list-item>
                    <text:p text:id="id80"><text:span text:style-name="T4">piszemy warstwę abstrakcji w Scali, używamy z Javy.</text:span></text:p>
                  </text:list-item>
                </text:list>
              </text:list-item>
              <text:list-item>
                <text:p text:id="id81"><text:span text:style-name="T4">Akka:</text:span></text:p>
                <text:list>
                  <text:list-item>
                    <text:p text:id="id82"><text:span text:style-name="T4">aktorzy Ci sami w dwóch API – wszystko działa.</text:span></text:p>
                  </text:list-item>
                </text:list>
              </text:list-item>
            </text:list>
            <text:p text:id="id83" text:style-name="P11"><text:span text:style-name="T55"><text:s text:c="5"/></text:span><text:span text:style-name="T56">Java</text:span><text:span text:style-name="T55"><text:line-break/></text:span><text:span text:style-name="T55"> <text:s text:c="4"/></text:span><text:span text:style-name="T8">public</text:span><text:span text:style-name="T9"> </text:span><text:span text:style-name="T8">class</text:span><text:span text:style-name="T9"> AkkaExample </text:span><text:span text:style-name="T8">extends</text:span><text:span text:style-name="T9"> akka.actor.UntypedActor {</text:span><text:span text:style-name="T9"><text:line-break/></text:span><text:span text:style-name="T9"><text:tab/></text:span><text:span text:style-name="T9"><text:tab/></text:span><text:span text:style-name="T9"> </text:span><text:span text:style-name="T57">@Override</text:span><text:span text:style-name="T57"><text:line-break/></text:span><text:span text:style-name="T57"><text:tab/></text:span><text:span text:style-name="T57"> </text:span><text:span text:style-name="T57"><text:tab/></text:span><text:span text:style-name="T57"> </text:span><text:span text:style-name="T8">public</text:span><text:span text:style-name="T9"> </text:span><text:span text:style-name="T8">void</text:span><text:span text:style-name="T9"> onReceive(Object arg) </text:span><text:span text:style-name="T8">throws</text:span><text:span text:style-name="T9"> Exception {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8">if</text:span><text:span text:style-name="T9"> (arg </text:span><text:span text:style-name="T8">instanceof</text:span><text:span text:style-name="T9"> String) {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System.out.println(</text:span><text:span text:style-name="T58">"werks! "</text:span><text:span text:style-name="T9"> + (String)arg);</text:span><text:span text:style-name="T9"><text:line-break/></text:span><text:span text:style-name="T9"><text:tab/></text:span><text:span text:style-name="T9"><text:tab/></text:span><text:span text:style-name="T9"><text:tab/></text:span><text:span text:style-name="T9"> </text:span><text:span text:style-name="T59">} </text:span><text:span text:style-name="T59"><text:line-break/></text:span><text:span text:style-name="T59"><text:tab/></text:span><text:span text:style-name="T59"><text:tab/></text:span><text:span text:style-name="T59"> }</text:span><text:span text:style-name="T59"><text:line-break/></text:span><text:span text:style-name="T59"><text:tab/></text:span><text:span text:style-name="T59"> }</text:span></text:p>
            <text:p text:id="id84" text:style-name="P11"><text:span text:style-name="T8"><text:s text:c="5"/></text:span><text:span text:style-name="T60">Scala</text:span><text:span text:style-name="T8"><text:line-break/></text:span><text:span text:style-name="T8"> <text:s text:c="4"/>val</text:span><text:span text:style-name="T9"> aka = </text:span><text:span text:style-name="T61">akka.actor.Actor.actorOf[AkkaExample]</text:span><text:span text:style-name="T61"><text:line-break/></text:span><text:span text:style-name="T61"><text:tab/></text:span><text:span text:style-name="T61"> </text:span><text:span text:style-name="T59">aka.start</text:span><text:span text:style-name="T59"><text:line-break/></text:span><text:span text:style-name="T59"><text:tab/></text:span><text:span text:style-name="T59"> </text:span><text:span text:style-name="T9">aka ! </text:span><text:span text:style-name="T58">"yeah!</text:span><text:span text:style-name="T62">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0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><text:span text:style-name="T5">Po co to?</text:span></text:p>
          </draw:text-box>
        </draw:frame>
        <draw:frame presentation:style-name="pr6" draw:text-style-name="P16" draw:layer="layout" svg:width="25.199cm" svg:height="15.496cm" svg:x="1.4cm" svg:y="4.596cm" presentation:class="subtitle" presentation:user-transformed="true">
          <draw:text-box>
            <text:p text:id="id85" text:style-name="P14"><text:span text:style-name="T63">Aktorzy pomagają zmagać się z :</text:span></text:p>
            <text:list text:style-name="L1">
              <text:list-item>
                <text:p text:id="id86" text:style-name="P14"><text:span text:style-name="T4"><text:s/></text:span><text:span text:style-name="T4">problemami z przezroczystością lokacji (aktorzy zdalni),</text:span></text:p>
              </text:list-item>
              <text:list-item>
                <text:p text:id="id87" text:style-name="P14"><text:span text:style-name="T4"><text:s/></text:span><text:span text:style-name="T4">kłopotliwą skalowalnością ,</text:span></text:p>
              </text:list-item>
              <text:list-item>
                <text:p text:id="id88" text:style-name="P14"><text:span text:style-name="T4"><text:s/></text:span><text:span text:style-name="T4">niespójnością systemów.</text:span></text:p>
              </text:list-item>
            </text:list>
            <text:p text:style-name="P14"><text:span text:style-name="T4"/></text:p>
            <text:p text:id="id89" text:style-name="P14"><text:span text:style-name="T63">Praktyka:</text:span></text:p>
            <text:list text:continue-numbering="true" text:style-name="L1">
              <text:list-item>
                <text:p text:id="id90" text:style-name="P14"><text:span text:style-name="T4"><text:s/></text:span><text:span text:style-name="T4">stare-nowe podejście ,</text:span></text:p>
              </text:list-item>
              <text:list-item>
                <text:p text:id="id91" text:style-name="P14"><text:span text:style-name="T4"><text:s/></text:span><text:span text:style-name="T4">elastyczność,</text:span></text:p>
              </text:list-item>
              <text:list-item>
                <text:p text:id="id92" text:style-name="P14"><text:span text:style-name="T4"><text:s/></text:span><text:span text:style-name="T4">sporo implementacji (C++/Javy/C#/...),</text:span></text:p>
              </text:list-item>
              <text:list-item>
                <text:p text:id="id93" text:style-name="P14"><text:span text:style-name="T4"><text:s/></text:span><text:span text:style-name="T4">od razu w Erlangu, Scali i Io,</text:span></text:p>
              </text:list-item>
              <text:list-item>
                <text:p text:id="id94" text:style-name="P14"><text:span text:style-name="T4"><text:s/></text:span><text:span text:style-name="T4">Erlang → używane przez Ericssona w systemach o dużej współbieżności,</text:span></text:p>
              </text:list-item>
              <text:list-item>
                <text:p text:id="id95" text:style-name="P14"><text:span text:style-name="T4"><text:s/></text:span><text:span text:style-name="T4">sprawdza się (kilka słów, więcej w linkach),</text:span></text:p>
              </text:list-item>
              <text:list-item>
                <text:p text:id="id96" text:style-name="P14"><text:span text:style-name="T4"><text:s/></text:span><text:span text:style-name="T4">wydajność wątków (~) przy mniejszej ilości problemów,</text:span></text:p>
              </text:list-item>
              <text:list-item>
                <text:p text:id="id97" text:style-name="P14"><text:span text:style-name="T4"><text:s/></text:span><text:span text:style-name="T4">aktorzy → wieloagentowe systemy .</text:span></text:p>
                <text:p text:style-name="P14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9">
        <office:forms form:automatic-focus="false" form:apply-design-mode="false"/>
        <draw:frame presentation:style-name="pr5" draw:text-style-name="P17" draw:layer="layout" svg:width="25.199cm" svg:height="3.507cm" svg:x="1.301cm" svg:y="7.993cm" presentation:class="title" presentation:user-transformed="true">
          <draw:text-box>
            <text:p text:id="id98" text:style-name="P11"><text:span text:style-name="T64">Pytani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5">Źródła</text:span></text:p>
          </draw:text-box>
        </draw:frame>
        <draw:frame presentation:style-name="pr4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://www.scala-lang.org/docu/files/collections-api/">http://www.scala-lang.org/docu/files/collections-api/</text:a></text:span></text:p>
              </text:list-item>
              <text:list-item>
                <text:p><text:span text:style-name="T4">„</text:span><text:span text:style-name="T4">Programming Scala” Venkat Subramaniam (Pragmatric Bookshelf)</text:span></text:p>
              </text:list-item>
              <text:list-item>
                <text:p><text:span text:style-name="T4"><text:a xlink:href="http://akka.io/">http://akka.io/</text:a></text:span><text:span text:style-name="T4"> - aktorzy dla Javy</text:span></text:p>
              </text:list-item>
              <text:list-item>
                <text:p><text:span text:style-name="T4"><text:a xlink:href="http://stackoverflow.com/questions/4493001/good-use-case-for-akka">http://stackoverflow.com/questions/4493001/good-use-case-for-akka</text:a></text:span></text:p>
                <text:p><text:span text:style-name="T4">- <text:s/>przykłady użycia</text:span></text:p>
              </text:list-item>
              <text:list-item>
                <text:p><text:span text:style-name="T4"><text:a xlink:href="http://osl.cs.uiuc.edu/parley/">http://osl.cs.uiuc.edu/parley/</text:a></text:span><text:span text:style-name="T4"> - Python</text:span></text:p>
              </text:list-item>
              <text:list-item>
                <text:p><text:span text:style-name="T4"><text:a xlink:href="http://theron.ashtonmason.net/">http://theron.ashtonmason.net/</text:a></text:span><text:span text:style-name="T4"> - 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3T07:40:51</meta:creation-date>
    <meta:editing-duration>PT00H29M14S</meta:editing-duration>
    <meta:editing-cycles>3</meta:editing-cycles>
    <meta:generator>OpenOffice.org/3.2$Win32 OpenOffice.org_project/320m18$Build-9502</meta:generator>
    <dc:date>2011-03-03T15:33:20.87</dc:date>
    <meta:document-statistic meta:object-count="104"/>
  </office:meta>
</office:document-meta>
</file>